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ce1"/>
        <table:table-column table:style-name="co1" table:number-columns-repeated="2" table:default-cell-style-name="Default"/>
        <table:table-column table:style-name="co1" table:number-columns-repeated="16328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R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eQ1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emV1</text:p>
          </table:table-cell>
          <table:table-cell office:value-type="string" calcext:value-type="string">
            <text:p>mA1</text:p>
          </table:table-cell>
          <table:table-cell office:value-type="string" calcext:value-type="string">
            <text:p>em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eR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eQ2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emV2</text:p>
          </table:table-cell>
          <table:table-cell office:value-type="string" calcext:value-type="string">
            <text:p>mA2</text:p>
          </table:table-cell>
          <table:table-cell office:value-type="string" calcext:value-type="string">
            <text:p>em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eR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eQ3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emV3</text:p>
          </table:table-cell>
          <table:table-cell office:value-type="string" calcext:value-type="string">
            <text:p>mA3</text:p>
          </table:table-cell>
          <table:table-cell office:value-type="string" calcext:value-type="string">
            <text:p>emA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eR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eQ4</text:p>
          </table:table-cell>
          <table:table-cell office:value-type="string" calcext:value-type="string">
            <text:p>mV4</text:p>
          </table:table-cell>
          <table:table-cell office:value-type="string" calcext:value-type="string">
            <text:p>emV4</text:p>
          </table:table-cell>
          <table:table-cell office:value-type="string" calcext:value-type="string">
            <text:p>mA4</text:p>
          </table:table-cell>
          <table:table-cell office:value-type="string" calcext:value-type="string">
            <text:p>emA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eR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eQ5</text:p>
          </table:table-cell>
          <table:table-cell office:value-type="string" calcext:value-type="string">
            <text:p>mV5</text:p>
          </table:table-cell>
          <table:table-cell office:value-type="string" calcext:value-type="string">
            <text:p>emV5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em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eR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eQ6</text:p>
          </table:table-cell>
          <table:table-cell office:value-type="string" calcext:value-type="string">
            <text:p>mV6</text:p>
          </table:table-cell>
          <table:table-cell office:value-type="string" calcext:value-type="string">
            <text:p>emV6</text:p>
          </table:table-cell>
          <table:table-cell office:value-type="string" calcext:value-type="string">
            <text:p>mA6</text:p>
          </table:table-cell>
          <table:table-cell office:value-type="string" calcext:value-type="string">
            <text:p>emA6</text:p>
          </table:table-cell>
          <table:table-cell table:number-columns-repeated="1633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table:formula="of:=[.F2]/[.H2]" office:value-type="float" office:value="20.4126074498567" calcext:value-type="float">
            <text:p>20.4126074498567</text:p>
          </table:table-cell>
          <table:table-cell table:style-name="Default" table:formula="of:=(([.G2]/[.H2])^2+([.I2]*[.F2]/([.H2]*[.H2]))^2)^(1/2)" office:value-type="float" office:value="0.0104084283710129" calcext:value-type="float">
            <text:p>0.0104084283710129</text:p>
          </table:table-cell>
          <table:table-cell table:style-name="Default" table:formula="of:=[.F2]*[.H2]" office:value-type="float" office:value="0.02486276" calcext:value-type="float">
            <text:p>0.02486276</text:p>
          </table:table-cell>
          <table:table-cell table:style-name="Default" table:formula="of:=(([.G2]*[.H2])^2+([.F2]*[.I2])^2)^(1/2)" office:value-type="float" office:value="0.0000126775698401774" calcext:value-type="float">
            <text:p>1.26775698401774E-05</text:p>
          </table:table-cell>
          <table:table-cell table:style-name="Default" office:value-type="float" office:value="0.7124" calcext:value-type="float">
            <text:p>0.7124</text:p>
          </table:table-cell>
          <table:table-cell table:style-name="Default" table:formula="of:=[.F2]*[.$A$4]" office:value-type="float" office:value="0.00007124" calcext:value-type="float">
            <text:p>0.00007124</text:p>
          </table:table-cell>
          <table:table-cell table:style-name="Default" office:value-type="float" office:value="0.0349" calcext:value-type="float">
            <text:p>0.0349</text:p>
          </table:table-cell>
          <table:table-cell table:style-name="Default" table:formula="of:=[.H2]*[.$A$6]" office:value-type="float" office:value="0.00001745" calcext:value-type="float">
            <text:p>0.00001745</text:p>
          </table:table-cell>
          <table:table-cell office:value-type="float" office:value="30" calcext:value-type="float">
            <text:p>30</text:p>
          </table:table-cell>
          <table:table-cell table:style-name="Default" table:formula="of:=[.O2]/[.Q2]" office:value-type="float" office:value="20.884295147861" calcext:value-type="float">
            <text:p>20.884295147861</text:p>
          </table:table-cell>
          <table:table-cell table:style-name="Default" table:formula="of:=(([.P2]/[.Q2])^2+([.R2]*[.O2]/([.Q2]*[.Q2]))^2)^(1/2)" office:value-type="float" office:value="0.0106489428486575" calcext:value-type="float">
            <text:p>0.0106489428486575</text:p>
          </table:table-cell>
          <table:table-cell table:style-name="Default" table:formula="of:=[.O2]*[.Q2]" office:value-type="float" office:value="0.025335342" calcext:value-type="float">
            <text:p>0.025335342</text:p>
          </table:table-cell>
          <table:table-cell table:style-name="Default" table:formula="of:=(([.P2]*[.Q2])^2+([.O2]*[.R2])^2)^(1/2)" office:value-type="float" office:value="0.0000129185403241547" calcext:value-type="float">
            <text:p>1.29185403241547E-05</text:p>
          </table:table-cell>
          <table:table-cell office:value-type="float" office:value="0.7274" calcext:value-type="float">
            <text:p>0.7274</text:p>
          </table:table-cell>
          <table:table-cell table:formula="of:=[.O2]*[.$J$4]" office:value-type="float" office:value="0.00007274" calcext:value-type="float">
            <text:p>0.00007274</text:p>
          </table:table-cell>
          <table:table-cell office:value-type="float" office:value="0.03483" calcext:value-type="float">
            <text:p>0.03483</text:p>
          </table:table-cell>
          <table:table-cell table:formula="of:=[.Q2]*[.$J$6]" office:value-type="float" office:value="0.000017415" calcext:value-type="float">
            <text:p>0.000017415</text:p>
          </table:table-cell>
          <table:table-cell office:value-type="float" office:value="38.6" calcext:value-type="float">
            <text:p>38.6</text:p>
          </table:table-cell>
          <table:table-cell table:style-name="Default" table:formula="of:=[.X2]/[.Z2]" office:value-type="float" office:value="21.5251798561151" calcext:value-type="float">
            <text:p>21.5251798561151</text:p>
          </table:table-cell>
          <table:table-cell table:style-name="Default" table:formula="of:=(([.Y2]/[.Z2])^2+([.AA2]*[.X2]/([.Z2]*[.Z2]))^2)^(1/2)" office:value-type="float" office:value="0.0109757312119925" calcext:value-type="float">
            <text:p>0.0109757312119925</text:p>
          </table:table-cell>
          <table:table-cell table:style-name="Default" table:formula="of:=[.X2]*[.Z2]" office:value-type="float" office:value="0.025993" calcext:value-type="float">
            <text:p>0.025993</text:p>
          </table:table-cell>
          <table:table-cell table:style-name="Default" table:formula="of:=(([.Y2]*[.Z2])^2+([.X2]*[.AA2])^2)^(1/2)" office:value-type="float" office:value="0.0000132538814216817" calcext:value-type="float">
            <text:p>1.32538814216817E-05</text:p>
          </table:table-cell>
          <table:table-cell office:value-type="float" office:value="0.748" calcext:value-type="float">
            <text:p>0.748</text:p>
          </table:table-cell>
          <table:table-cell table:formula="of:=[.X2]*[.$S$4]" office:value-type="float" office:value="0.0000748" calcext:value-type="float">
            <text:p>0.0000748</text:p>
          </table:table-cell>
          <table:table-cell office:value-type="float" office:value="0.03475" calcext:value-type="float">
            <text:p>0.03475</text:p>
          </table:table-cell>
          <table:table-cell table:formula="of:=[.Z2]*[.$S$6]" office:value-type="float" office:value="0.000017375" calcext:value-type="float">
            <text:p>0.000017375</text:p>
          </table:table-cell>
          <table:table-cell office:value-type="float" office:value="46.5" calcext:value-type="float">
            <text:p>46.5</text:p>
          </table:table-cell>
          <table:table-cell table:style-name="Default" table:formula="of:=[.AG2]/[.AI2]" office:value-type="float" office:value="22.1551724137931" calcext:value-type="float">
            <text:p>22.1551724137931</text:p>
          </table:table-cell>
          <table:table-cell table:style-name="Default" table:formula="of:=(([.AH2]/[.AI2])^2+([.AJ2]*[.AG2]/([.AI2]*[.AI2]))^2)^(1/2)" office:value-type="float" office:value="0.0112969656464944" calcext:value-type="float">
            <text:p>0.0112969656464944</text:p>
          </table:table-cell>
          <table:table-cell table:style-name="Default" table:formula="of:=[.AG2]*[.AI2]" office:value-type="float" office:value="0.0268308" calcext:value-type="float">
            <text:p>0.0268308</text:p>
          </table:table-cell>
          <table:table-cell table:style-name="Default" table:formula="of:=(([.AH2]*[.AI2])^2+([.AG2]*[.AJ2])^2)^(1/2)" office:value-type="float" office:value="0.0000136810772765305" calcext:value-type="float">
            <text:p>1.36810772765305E-05</text:p>
          </table:table-cell>
          <table:table-cell office:value-type="float" office:value="0.771" calcext:value-type="float">
            <text:p>0.771</text:p>
          </table:table-cell>
          <table:table-cell table:formula="of:=[.AG2]*[.$AB$4]" office:value-type="float" office:value="0.0000771" calcext:value-type="float">
            <text:p>0.0000771</text:p>
          </table:table-cell>
          <table:table-cell office:value-type="float" office:value="0.0348" calcext:value-type="float">
            <text:p>0.0348</text:p>
          </table:table-cell>
          <table:table-cell table:formula="of:=[.AI2]*[.$AB$6]" office:value-type="float" office:value="0.0000174" calcext:value-type="float">
            <text:p>0.0000174</text:p>
          </table:table-cell>
          <table:table-cell office:value-type="float" office:value="54.3" calcext:value-type="float">
            <text:p>54.3</text:p>
          </table:table-cell>
          <table:table-cell table:style-name="Default" table:formula="of:=[.AP2]/[.AR2]" office:value-type="float" office:value="22.8049482163406" calcext:value-type="float">
            <text:p>22.8049482163406</text:p>
          </table:table-cell>
          <table:table-cell table:style-name="Default" table:formula="of:=(([.AQ2]/[.AR2])^2+([.AS2]*[.AP2]/([.AR2]*[.AR2]))^2)^(1/2)" office:value-type="float" office:value="0.0116282875961594" calcext:value-type="float">
            <text:p>0.0116282875961594</text:p>
          </table:table-cell>
          <table:table-cell table:style-name="Default" table:formula="of:=[.AP2]*[.AR2]" office:value-type="float" office:value="0.027554252" calcext:value-type="float">
            <text:p>0.027554252</text:p>
          </table:table-cell>
          <table:table-cell table:style-name="Default" table:formula="of:=(([.AQ2]*[.AR2])^2+([.AP2]*[.AS2])^2)^(1/2)" office:value-type="float" office:value="0.0000140499668630453" calcext:value-type="float">
            <text:p>1.40499668630453E-05</text:p>
          </table:table-cell>
          <table:table-cell office:value-type="float" office:value="0.7927" calcext:value-type="float">
            <text:p>0.7927</text:p>
          </table:table-cell>
          <table:table-cell table:formula="of:=[.AP2]*[.$AK$4]" office:value-type="float" office:value="0.00007927" calcext:value-type="float">
            <text:p>0.00007927</text:p>
          </table:table-cell>
          <table:table-cell office:value-type="float" office:value="0.03476" calcext:value-type="float">
            <text:p>0.03476</text:p>
          </table:table-cell>
          <table:table-cell table:formula="of:=[.AR2]*[.$AK$6]" office:value-type="float" office:value="0.00001738" calcext:value-type="float">
            <text:p>0.00001738</text:p>
          </table:table-cell>
          <table:table-cell office:value-type="float" office:value="62.2" calcext:value-type="float">
            <text:p>62.2</text:p>
          </table:table-cell>
          <table:table-cell table:style-name="Default" table:formula="of:=[.AY2]/[.BA2]" office:value-type="float" office:value="23.4685073339085" calcext:value-type="float">
            <text:p>23.4685073339085</text:p>
          </table:table-cell>
          <table:table-cell table:style-name="Default" table:formula="of:=(([.AZ2]/[.BA2])^2+([.BB2]*[.AY2]/([.BA2]*[.BA2]))^2)^(1/2)" office:value-type="float" office:value="0.0119666376850495" calcext:value-type="float">
            <text:p>0.0119666376850495</text:p>
          </table:table-cell>
          <table:table-cell table:style-name="Default" table:formula="of:=[.AY2]*[.BA2]" office:value-type="float" office:value="0.02837232" calcext:value-type="float">
            <text:p>0.02837232</text:p>
          </table:table-cell>
          <table:table-cell table:style-name="Default" table:formula="of:=(([.AZ2]*[.BA2])^2+([.AY2]*[.BB2])^2)^(1/2)" office:value-type="float" office:value="0.0000144671013325899" calcext:value-type="float">
            <text:p>1.44671013325899E-05</text:p>
          </table:table-cell>
          <table:table-cell office:value-type="float" office:value="0.816" calcext:value-type="float">
            <text:p>0.816</text:p>
          </table:table-cell>
          <table:table-cell table:formula="of:=[.AY2]*[.$AT$4]" office:value-type="float" office:value="0.0000816" calcext:value-type="float">
            <text:p>0.0000816</text:p>
          </table:table-cell>
          <table:table-cell office:value-type="float" office:value="0.03477" calcext:value-type="float">
            <text:p>0.03477</text:p>
          </table:table-cell>
          <table:table-cell table:formula="of:=[.BA2]*[.$AT$6]" office:value-type="float" office:value="0.000017385" calcext:value-type="float">
            <text:p>0.000017385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cemV1</text:p>
          </table:table-cell>
          <table:table-cell table:style-name="Default" table:formula="of:=[.F3]/[.H3]" office:value-type="float" office:value="20.386398763524" calcext:value-type="float">
            <text:p>20.386398763524</text:p>
          </table:table-cell>
          <table:table-cell table:style-name="Default" table:formula="of:=(([.G3]/[.H3])^2+([.I3]*[.F3]/([.H3]*[.H3]))^2)^(1/2)" office:value-type="float" office:value="0.0103950645107092" calcext:value-type="float">
            <text:p>0.0103950645107092</text:p>
          </table:table-cell>
          <table:table-cell table:style-name="Default" table:formula="of:=[.F3]*[.H3]" office:value-type="float" office:value="0.030722148" calcext:value-type="float">
            <text:p>0.030722148</text:p>
          </table:table-cell>
          <table:table-cell table:style-name="Default" table:formula="of:=(([.G3]*[.H3])^2+([.F3]*[.I3])^2)^(1/2)" office:value-type="float" office:value="0.0000156652832151486" calcext:value-type="float">
            <text:p>1.56652832151486E-05</text:p>
          </table:table-cell>
          <table:table-cell table:style-name="Default" office:value-type="float" office:value="0.7914" calcext:value-type="float">
            <text:p>0.7914</text:p>
          </table:table-cell>
          <table:table-cell table:style-name="Default" table:formula="of:=[.F3]*[.$A$4]" office:value-type="float" office:value="0.00007914" calcext:value-type="float">
            <text:p>0.00007914</text:p>
          </table:table-cell>
          <table:table-cell table:style-name="Default" office:value-type="float" office:value="0.03882" calcext:value-type="float">
            <text:p>0.03882</text:p>
          </table:table-cell>
          <table:table-cell table:style-name="Default" table:formula="of:=[.H3]*[.$A$6]" office:value-type="float" office:value="0.00001941" calcext:value-type="float">
            <text:p>0.00001941</text:p>
          </table:table-cell>
          <table:table-cell office:value-type="string" calcext:value-type="string">
            <text:p>cemV2</text:p>
          </table:table-cell>
          <table:table-cell table:style-name="Default" table:formula="of:=[.O3]/[.Q3]" office:value-type="float" office:value="20.8247422680412" calcext:value-type="float">
            <text:p>20.8247422680412</text:p>
          </table:table-cell>
          <table:table-cell table:style-name="Default" table:formula="of:=(([.P3]/[.Q3])^2+([.R3]*[.O3]/([.Q3]*[.Q3]))^2)^(1/2)" office:value-type="float" office:value="0.0106185767190283" calcext:value-type="float">
            <text:p>0.0106185767190283</text:p>
          </table:table-cell>
          <table:table-cell table:style-name="Default" table:formula="of:=[.O3]*[.Q3]" office:value-type="float" office:value="0.0313504" calcext:value-type="float">
            <text:p>0.0313504</text:p>
          </table:table-cell>
          <table:table-cell table:style-name="Default" table:formula="of:=(([.P3]*[.Q3])^2+([.O3]*[.R3])^2)^(1/2)" office:value-type="float" office:value="0.0000159856301358939" calcext:value-type="float">
            <text:p>1.59856301358939E-05</text:p>
          </table:table-cell>
          <table:table-cell office:value-type="float" office:value="0.808" calcext:value-type="float">
            <text:p>0.808</text:p>
          </table:table-cell>
          <table:table-cell table:formula="of:=[.O3]*[.$J$4]" office:value-type="float" office:value="0.0000808" calcext:value-type="float">
            <text:p>0.0000808</text:p>
          </table:table-cell>
          <table:table-cell office:value-type="float" office:value="0.0388" calcext:value-type="float">
            <text:p>0.0388</text:p>
          </table:table-cell>
          <table:table-cell table:formula="of:=[.Q3]*[.$J$6]" office:value-type="float" office:value="0.0000194" calcext:value-type="float">
            <text:p>0.0000194</text:p>
          </table:table-cell>
          <table:table-cell office:value-type="string" calcext:value-type="string">
            <text:p>cemV3</text:p>
          </table:table-cell>
          <table:table-cell table:style-name="Default" table:formula="of:=[.X3]/[.Z3]" office:value-type="float" office:value="21.5057471264368" calcext:value-type="float">
            <text:p>21.5057471264368</text:p>
          </table:table-cell>
          <table:table-cell table:style-name="Default" table:formula="of:=(([.Y3]/[.Z3])^2+([.AA3]*[.X3]/([.Z3]*[.Z3]))^2)^(1/2)" office:value-type="float" office:value="0.0109658224252093" calcext:value-type="float">
            <text:p>0.0109658224252093</text:p>
          </table:table-cell>
          <table:table-cell table:style-name="Default" table:formula="of:=[.X3]*[.Z3]" office:value-type="float" office:value="0.04069425" calcext:value-type="float">
            <text:p>0.04069425</text:p>
          </table:table-cell>
          <table:table-cell table:style-name="Default" table:formula="of:=(([.Y3]*[.Z3])^2+([.X3]*[.AA3])^2)^(1/2)" office:value-type="float" office:value="0.0000207500774841023" calcext:value-type="float">
            <text:p>2.07500774841023E-05</text:p>
          </table:table-cell>
          <table:table-cell office:value-type="float" office:value="0.9355" calcext:value-type="float">
            <text:p>0.9355</text:p>
          </table:table-cell>
          <table:table-cell table:formula="of:=[.X3]*[.$S$4]" office:value-type="float" office:value="0.00009355" calcext:value-type="float">
            <text:p>0.00009355</text:p>
          </table:table-cell>
          <table:table-cell office:value-type="float" office:value="0.0435" calcext:value-type="float">
            <text:p>0.0435</text:p>
          </table:table-cell>
          <table:table-cell table:formula="of:=[.Z3]*[.$S$6]" office:value-type="float" office:value="0.00002175" calcext:value-type="float">
            <text:p>0.00002175</text:p>
          </table:table-cell>
          <table:table-cell office:value-type="string" calcext:value-type="string">
            <text:p>cemV4</text:p>
          </table:table-cell>
          <table:table-cell table:style-name="Default" table:formula="of:=[.AG3]/[.AI3]" office:value-type="float" office:value="22.1333333333333" calcext:value-type="float">
            <text:p>22.1333333333333</text:p>
          </table:table-cell>
          <table:table-cell table:style-name="Default" table:formula="of:=(([.AH3]/[.AI3])^2+([.AJ3]*[.AG3]/([.AI3]*[.AI3]))^2)^(1/2)" office:value-type="float" office:value="0.011285829856752" calcext:value-type="float">
            <text:p>0.011285829856752</text:p>
          </table:table-cell>
          <table:table-cell table:style-name="Default" table:formula="of:=[.AG3]*[.AI3]" office:value-type="float" office:value="0.0418818" calcext:value-type="float">
            <text:p>0.0418818</text:p>
          </table:table-cell>
          <table:table-cell table:style-name="Default" table:formula="of:=(([.AH3]*[.AI3])^2+([.AG3]*[.AJ3])^2)^(1/2)" office:value-type="float" office:value="0.000021355611546439" calcext:value-type="float">
            <text:p>2.1355611546439E-05</text:p>
          </table:table-cell>
          <table:table-cell office:value-type="float" office:value="0.9628" calcext:value-type="float">
            <text:p>0.9628</text:p>
          </table:table-cell>
          <table:table-cell table:formula="of:=[.AG3]*[.$AB$4]" office:value-type="float" office:value="0.00009628" calcext:value-type="float">
            <text:p>0.00009628</text:p>
          </table:table-cell>
          <table:table-cell office:value-type="float" office:value="0.0435" calcext:value-type="float">
            <text:p>0.0435</text:p>
          </table:table-cell>
          <table:table-cell table:formula="of:=[.AI3]*[.$AB$6]" office:value-type="float" office:value="0.00002175" calcext:value-type="float">
            <text:p>0.00002175</text:p>
          </table:table-cell>
          <table:table-cell office:value-type="string" calcext:value-type="string">
            <text:p>cemV5</text:p>
          </table:table-cell>
          <table:table-cell table:style-name="Default" table:formula="of:=[.AP3]/[.AR3]" office:value-type="float" office:value="22.8218735579142" calcext:value-type="float">
            <text:p>22.8218735579142</text:p>
          </table:table-cell>
          <table:table-cell table:style-name="Default" table:formula="of:=(([.AQ3]/[.AR3])^2+([.AS3]*[.AP3]/([.AR3]*[.AR3]))^2)^(1/2)" office:value-type="float" office:value="0.0116369178608552" calcext:value-type="float">
            <text:p>0.0116369178608552</text:p>
          </table:table-cell>
          <table:table-cell table:style-name="Default" table:formula="of:=[.AP3]*[.AR3]" office:value-type="float" office:value="0.042867594" calcext:value-type="float">
            <text:p>0.042867594</text:p>
          </table:table-cell>
          <table:table-cell table:style-name="Default" table:formula="of:=(([.AQ3]*[.AR3])^2+([.AP3]*[.AS3])^2)^(1/2)" office:value-type="float" office:value="0.0000218582698306773" calcext:value-type="float">
            <text:p>2.18582698306773E-05</text:p>
          </table:table-cell>
          <table:table-cell office:value-type="float" office:value="0.9891" calcext:value-type="float">
            <text:p>0.9891</text:p>
          </table:table-cell>
          <table:table-cell table:formula="of:=[.AP3]*[.$AK$4]" office:value-type="float" office:value="0.00009891" calcext:value-type="float">
            <text:p>0.00009891</text:p>
          </table:table-cell>
          <table:table-cell office:value-type="float" office:value="0.04334" calcext:value-type="float">
            <text:p>0.04334</text:p>
          </table:table-cell>
          <table:table-cell table:formula="of:=[.AR3]*[.$AK$6]" office:value-type="float" office:value="0.00002167" calcext:value-type="float">
            <text:p>0.00002167</text:p>
          </table:table-cell>
          <table:table-cell office:value-type="string" calcext:value-type="string">
            <text:p>cemV6</text:p>
          </table:table-cell>
          <table:table-cell table:style-name="Default" table:formula="of:=[.AY3]/[.BA3]" office:value-type="float" office:value="23.3661971830986" calcext:value-type="float">
            <text:p>23.3661971830986</text:p>
          </table:table-cell>
          <table:table-cell table:style-name="Default" table:formula="of:=(([.AZ3]/[.BA3])^2+([.BB3]*[.AY3]/([.BA3]*[.BA3]))^2)^(1/2)" office:value-type="float" office:value="0.0119144695395076" calcext:value-type="float">
            <text:p>0.0119144695395076</text:p>
          </table:table-cell>
          <table:table-cell table:style-name="Default" table:formula="of:=[.AY3]*[.BA3]" office:value-type="float" office:value="0.05771661" calcext:value-type="float">
            <text:p>0.05771661</text:p>
          </table:table-cell>
          <table:table-cell table:style-name="Default" table:formula="of:=(([.AZ3]*[.BA3])^2+([.AY3]*[.BB3])^2)^(1/2)" office:value-type="float" office:value="0.0000294298120648424" calcext:value-type="float">
            <text:p>2.94298120648424E-05</text:p>
          </table:table-cell>
          <table:table-cell office:value-type="float" office:value="1.1613" calcext:value-type="float">
            <text:p>1.1613</text:p>
          </table:table-cell>
          <table:table-cell table:formula="of:=[.AY3]*[.$AT$4]" office:value-type="float" office:value="0.00011613" calcext:value-type="float">
            <text:p>0.00011613</text:p>
          </table:table-cell>
          <table:table-cell office:value-type="float" office:value="0.0497" calcext:value-type="float">
            <text:p>0.0497</text:p>
          </table:table-cell>
          <table:table-cell table:formula="of:=[.BA3]*[.$AT$6]" office:value-type="float" office:value="0.00002485" calcext:value-type="float">
            <text:p>0.00002485</text:p>
          </table:table-cell>
          <table:table-cell table:number-columns-repeated="16330"/>
        </table:table-row>
        <table:table-row table:style-name="ro1">
          <table:table-cell table:formula="of:=0.01/100" office:value-type="float" office:value="0.0001" calcext:value-type="float">
            <text:p>0.0001</text:p>
          </table:table-cell>
          <table:table-cell table:style-name="Default" table:formula="of:=[.F4]/[.H4]" office:value-type="float" office:value="20.4062428276337" calcext:value-type="float">
            <text:p>20.4062428276337</text:p>
          </table:table-cell>
          <table:table-cell table:style-name="Default" table:formula="of:=(([.G4]/[.H4])^2+([.I4]*[.F4]/([.H4]*[.H4]))^2)^(1/2)" office:value-type="float" office:value="0.0104051830377217" calcext:value-type="float">
            <text:p>0.0104051830377217</text:p>
          </table:table-cell>
          <table:table-cell table:style-name="Default" table:formula="of:=[.F4]*[.H4]" office:value-type="float" office:value="0.038738087" calcext:value-type="float">
            <text:p>0.038738087</text:p>
          </table:table-cell>
          <table:table-cell table:style-name="Default" table:formula="of:=(([.G4]*[.H4])^2+([.F4]*[.I4])^2)^(1/2)" office:value-type="float" office:value="0.0000197526261532255" calcext:value-type="float">
            <text:p>1.97526261532255E-05</text:p>
          </table:table-cell>
          <table:table-cell table:style-name="Default" office:value-type="float" office:value="0.8891" calcext:value-type="float">
            <text:p>0.8891</text:p>
          </table:table-cell>
          <table:table-cell table:style-name="Default" table:formula="of:=[.F4]*[.$A$4]" office:value-type="float" office:value="0.00008891" calcext:value-type="float">
            <text:p>0.00008891</text:p>
          </table:table-cell>
          <table:table-cell table:style-name="Default" office:value-type="float" office:value="0.04357" calcext:value-type="float">
            <text:p>0.04357</text:p>
          </table:table-cell>
          <table:table-cell table:style-name="Default" table:formula="of:=[.H4]*[.$A$6]" office:value-type="float" office:value="0.000021785" calcext:value-type="float">
            <text:p>0.000021785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O4]/[.Q4]" office:value-type="float" office:value="20.8509174311927" calcext:value-type="float">
            <text:p>20.8509174311927</text:p>
          </table:table-cell>
          <table:table-cell table:style-name="Default" table:formula="of:=(([.P4]/[.Q4])^2+([.R4]*[.O4]/([.Q4]*[.Q4]))^2)^(1/2)" office:value-type="float" office:value="0.0106319234857963" calcext:value-type="float">
            <text:p>0.0106319234857963</text:p>
          </table:table-cell>
          <table:table-cell table:style-name="Default" table:formula="of:=[.O4]*[.Q4]" office:value-type="float" office:value="0.03963676" calcext:value-type="float">
            <text:p>0.03963676</text:p>
          </table:table-cell>
          <table:table-cell table:style-name="Default" table:formula="of:=(([.P4]*[.Q4])^2+([.O4]*[.R4])^2)^(1/2)" office:value-type="float" office:value="0.0000202108612695594" calcext:value-type="float">
            <text:p>2.02108612695594E-05</text:p>
          </table:table-cell>
          <table:table-cell office:value-type="float" office:value="0.9091" calcext:value-type="float">
            <text:p>0.9091</text:p>
          </table:table-cell>
          <table:table-cell table:formula="of:=[.O4]*[.$J$4]" office:value-type="float" office:value="0.00009091" calcext:value-type="float">
            <text:p>0.00009091</text:p>
          </table:table-cell>
          <table:table-cell office:value-type="float" office:value="0.0436" calcext:value-type="float">
            <text:p>0.0436</text:p>
          </table:table-cell>
          <table:table-cell table:formula="of:=[.Q4]*[.$J$6]" office:value-type="float" office:value="0.0000218" calcext:value-type="float">
            <text:p>0.0000218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X4]/[.Z4]" office:value-type="float" office:value="21.5" calcext:value-type="float">
            <text:p>21.5</text:p>
          </table:table-cell>
          <table:table-cell table:style-name="Default" table:formula="of:=(([.Y4]/[.Z4])^2+([.AA4]*[.X4]/([.Z4]*[.Z4]))^2)^(1/2)" office:value-type="float" office:value="0.0109628919542245" calcext:value-type="float">
            <text:p>0.0109628919542245</text:p>
          </table:table-cell>
          <table:table-cell table:style-name="Default" table:formula="of:=[.X4]*[.Z4]" office:value-type="float" office:value="0.072326" calcext:value-type="float">
            <text:p>0.072326</text:p>
          </table:table-cell>
          <table:table-cell table:style-name="Default" table:formula="of:=(([.Y4]*[.Z4])^2+([.X4]*[.AA4])^2)^(1/2)" office:value-type="float" office:value="0.0000368791685340112" calcext:value-type="float">
            <text:p>3.68791685340112E-05</text:p>
          </table:table-cell>
          <table:table-cell office:value-type="float" office:value="1.247" calcext:value-type="float">
            <text:p>1.247</text:p>
          </table:table-cell>
          <table:table-cell table:formula="of:=[.X4]*[.$S$4]" office:value-type="float" office:value="0.0001247" calcext:value-type="float">
            <text:p>0.0001247</text:p>
          </table:table-cell>
          <table:table-cell office:value-type="float" office:value="0.058" calcext:value-type="float">
            <text:p>0.058</text:p>
          </table:table-cell>
          <table:table-cell table:formula="of:=[.Z4]*[.$S$6]" office:value-type="float" office:value="0.000029" calcext:value-type="float">
            <text:p>0.000029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G4]/[.AI4]" office:value-type="float" office:value="22.1051724137931" calcext:value-type="float">
            <text:p>22.1051724137931</text:p>
          </table:table-cell>
          <table:table-cell table:style-name="Default" table:formula="of:=(([.AH4]/[.AI4])^2+([.AJ4]*[.AG4]/([.AI4]*[.AI4]))^2)^(1/2)" office:value-type="float" office:value="0.0112714705489264" calcext:value-type="float">
            <text:p>0.0112714705489264</text:p>
          </table:table-cell>
          <table:table-cell table:style-name="Default" table:formula="of:=[.AG4]*[.AI4]" office:value-type="float" office:value="0.0743618" calcext:value-type="float">
            <text:p>0.0743618</text:p>
          </table:table-cell>
          <table:table-cell table:style-name="Default" table:formula="of:=(([.AH4]*[.AI4])^2+([.AG4]*[.AJ4])^2)^(1/2)" office:value-type="float" office:value="0.0000379172269265884" calcext:value-type="float">
            <text:p>3.79172269265884E-05</text:p>
          </table:table-cell>
          <table:table-cell office:value-type="float" office:value="1.2821" calcext:value-type="float">
            <text:p>1.2821</text:p>
          </table:table-cell>
          <table:table-cell table:formula="of:=[.AG4]*[.$AB$4]" office:value-type="float" office:value="0.00012821" calcext:value-type="float">
            <text:p>0.00012821</text:p>
          </table:table-cell>
          <table:table-cell office:value-type="float" office:value="0.058" calcext:value-type="float">
            <text:p>0.058</text:p>
          </table:table-cell>
          <table:table-cell table:formula="of:=[.AI4]*[.$AB$6]" office:value-type="float" office:value="0.000029" calcext:value-type="float">
            <text:p>0.000029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P4]/[.AR4]" office:value-type="float" office:value="22.6720298807643" calcext:value-type="float">
            <text:p>22.6720298807643</text:p>
          </table:table-cell>
          <table:table-cell table:style-name="Default" table:formula="of:=(([.AQ4]/[.AR4])^2+([.AS4]*[.AP4]/([.AR4]*[.AR4]))^2)^(1/2)" office:value-type="float" office:value="0.0115605122774776" calcext:value-type="float">
            <text:p>0.0115605122774776</text:p>
          </table:table-cell>
          <table:table-cell table:style-name="Default" table:formula="of:=[.AP4]*[.AR4]" office:value-type="float" office:value="0.109858502" calcext:value-type="float">
            <text:p>0.109858502</text:p>
          </table:table-cell>
          <table:table-cell table:style-name="Default" table:formula="of:=(([.AQ4]*[.AR4])^2+([.AP4]*[.AS4])^2)^(1/2)" office:value-type="float" office:value="0.0000560170645432072" calcext:value-type="float">
            <text:p>5.60170645432072E-05</text:p>
          </table:table-cell>
          <table:table-cell office:value-type="float" office:value="1.5782" calcext:value-type="float">
            <text:p>1.5782</text:p>
          </table:table-cell>
          <table:table-cell table:formula="of:=[.AP4]*[.$AK$4]" office:value-type="float" office:value="0.00015782" calcext:value-type="float">
            <text:p>0.00015782</text:p>
          </table:table-cell>
          <table:table-cell office:value-type="float" office:value="0.06961" calcext:value-type="float">
            <text:p>0.06961</text:p>
          </table:table-cell>
          <table:table-cell table:formula="of:=[.AR4]*[.$AK$6]" office:value-type="float" office:value="0.000034805" calcext:value-type="float">
            <text:p>0.000034805</text:p>
          </table:table-cell>
          <table:table-cell table:formula="of:=0.01/100" office:value-type="float" office:value="0.0001" calcext:value-type="float">
            <text:p>0.0001</text:p>
          </table:table-cell>
          <table:table-cell table:style-name="Default" table:formula="of:=[.AY4]/[.BA4]" office:value-type="float" office:value="23.2769531699459" calcext:value-type="float">
            <text:p>23.2769531699459</text:p>
          </table:table-cell>
          <table:table-cell table:style-name="Default" table:formula="of:=(([.AZ4]/[.BA4])^2+([.BB4]*[.AY4]/([.BA4]*[.BA4]))^2)^(1/2)" office:value-type="float" office:value="0.011868963843054" calcext:value-type="float">
            <text:p>0.011868963843054</text:p>
          </table:table-cell>
          <table:table-cell table:style-name="Default" table:formula="of:=[.AY4]*[.BA4]" office:value-type="float" office:value="0.17581893" calcext:value-type="float">
            <text:p>0.17581893</text:p>
          </table:table-cell>
          <table:table-cell table:style-name="Default" table:formula="of:=(([.AZ4]*[.BA4])^2+([.AY4]*[.BB4])^2)^(1/2)" office:value-type="float" office:value="0.0000896504154929004" calcext:value-type="float">
            <text:p>8.96504154929004E-05</text:p>
          </table:table-cell>
          <table:table-cell office:value-type="float" office:value="2.023" calcext:value-type="float">
            <text:p>2.023</text:p>
          </table:table-cell>
          <table:table-cell table:formula="of:=[.AY4]*[.$AT$4]" office:value-type="float" office:value="0.0002023" calcext:value-type="float">
            <text:p>0.0002023</text:p>
          </table:table-cell>
          <table:table-cell office:value-type="float" office:value="0.08691" calcext:value-type="float">
            <text:p>0.08691</text:p>
          </table:table-cell>
          <table:table-cell table:formula="of:=[.BA4]*[.$AT$6]" office:value-type="float" office:value="0.000043455" calcext:value-type="float">
            <text:p>0.000043455</text:p>
          </table:table-cell>
          <table:table-cell table:number-columns-repeated="16330"/>
        </table:table-row>
        <table:table-row table:style-name="ro1">
          <table:table-cell office:value-type="string" calcext:value-type="string">
            <text:p>cemA1</text:p>
          </table:table-cell>
          <table:table-cell table:style-name="Default" table:formula="of:=[.F5]/[.H5]" office:value-type="float" office:value="20.3975903614458" calcext:value-type="float">
            <text:p>20.3975903614458</text:p>
          </table:table-cell>
          <table:table-cell table:style-name="Default" table:formula="of:=(([.G5]/[.H5])^2+([.I5]*[.F5]/([.H5]*[.H5]))^2)^(1/2)" office:value-type="float" office:value="0.0104007711283284" calcext:value-type="float">
            <text:p>0.0104007711283284</text:p>
          </table:table-cell>
          <table:table-cell table:style-name="Default" table:formula="of:=[.F5]*[.H5]" office:value-type="float" office:value="0.05058684" calcext:value-type="float">
            <text:p>0.05058684</text:p>
          </table:table-cell>
          <table:table-cell table:style-name="Default" table:formula="of:=(([.G5]*[.H5])^2+([.F5]*[.I5])^2)^(1/2)" office:value-type="float" office:value="0.0000257943284290996" calcext:value-type="float">
            <text:p>2.57943284290996E-05</text:p>
          </table:table-cell>
          <table:table-cell table:style-name="Default" office:value-type="float" office:value="1.0158" calcext:value-type="float">
            <text:p>1.0158</text:p>
          </table:table-cell>
          <table:table-cell table:style-name="Default" table:formula="of:=[.F5]*[.$A$4]" office:value-type="float" office:value="0.00010158" calcext:value-type="float">
            <text:p>0.00010158</text:p>
          </table:table-cell>
          <table:table-cell table:style-name="Default" office:value-type="float" office:value="0.0498" calcext:value-type="float">
            <text:p>0.0498</text:p>
          </table:table-cell>
          <table:table-cell table:style-name="Default" table:formula="of:=[.H5]*[.$A$6]" office:value-type="float" office:value="0.0000249" calcext:value-type="float">
            <text:p>0.0000249</text:p>
          </table:table-cell>
          <table:table-cell office:value-type="string" calcext:value-type="string">
            <text:p>cemA2</text:p>
          </table:table-cell>
          <table:table-cell table:style-name="Default" table:formula="of:=[.O5]/[.Q5]" office:value-type="float" office:value="20.8891571112452" calcext:value-type="float">
            <text:p>20.8891571112452</text:p>
          </table:table-cell>
          <table:table-cell table:style-name="Default" table:formula="of:=(([.P5]/[.Q5])^2+([.R5]*[.O5]/([.Q5]*[.Q5]))^2)^(1/2)" office:value-type="float" office:value="0.0106514219732745" calcext:value-type="float">
            <text:p>0.0106514219732745</text:p>
          </table:table-cell>
          <table:table-cell table:style-name="Default" table:formula="of:=[.O5]*[.Q5]" office:value-type="float" office:value="0.051618864" calcext:value-type="float">
            <text:p>0.051618864</text:p>
          </table:table-cell>
          <table:table-cell table:style-name="Default" table:formula="of:=(([.P5]*[.Q5])^2+([.O5]*[.R5])^2)^(1/2)" office:value-type="float" office:value="0.0000263205594805492" calcext:value-type="float">
            <text:p>2.63205594805492E-05</text:p>
          </table:table-cell>
          <table:table-cell office:value-type="float" office:value="1.0384" calcext:value-type="float">
            <text:p>1.0384</text:p>
          </table:table-cell>
          <table:table-cell table:formula="of:=[.O5]*[.$J$4]" office:value-type="float" office:value="0.00010384" calcext:value-type="float">
            <text:p>0.00010384</text:p>
          </table:table-cell>
          <table:table-cell office:value-type="float" office:value="0.04971" calcext:value-type="float">
            <text:p>0.04971</text:p>
          </table:table-cell>
          <table:table-cell table:formula="of:=[.Q5]*[.$J$6]" office:value-type="float" office:value="0.000024855" calcext:value-type="float">
            <text:p>0.000024855</text:p>
          </table:table-cell>
          <table:table-cell office:value-type="string" calcext:value-type="string">
            <text:p>cemA3</text:p>
          </table:table-cell>
          <table:table-cell table:style-name="Default" table:formula="of:=[.X5]/[.Z5]" office:value-type="float" office:value="21.5083477259643" calcext:value-type="float">
            <text:p>21.5083477259643</text:p>
          </table:table-cell>
          <table:table-cell table:style-name="Default" table:formula="of:=(([.Y5]/[.Z5])^2+([.AA5]*[.X5]/([.Z5]*[.Z5]))^2)^(1/2)" office:value-type="float" office:value="0.0109671484759831" calcext:value-type="float">
            <text:p>0.0109671484759831</text:p>
          </table:table-cell>
          <table:table-cell table:style-name="Default" table:formula="of:=[.X5]*[.Z5]" office:value-type="float" office:value="0.6489432" calcext:value-type="float">
            <text:p>0.6489432</text:p>
          </table:table-cell>
          <table:table-cell table:style-name="Default" table:formula="of:=(([.Y5]*[.Z5])^2+([.X5]*[.AA5])^2)^(1/2)" office:value-type="float" office:value="0.000330897404001335" calcext:value-type="float">
            <text:p>0.000330897404001335</text:p>
          </table:table-cell>
          <table:table-cell office:value-type="float" office:value="3.736" calcext:value-type="float">
            <text:p>3.736</text:p>
          </table:table-cell>
          <table:table-cell table:formula="of:=[.X5]*[.$S$4]" office:value-type="float" office:value="0.0003736" calcext:value-type="float">
            <text:p>0.0003736</text:p>
          </table:table-cell>
          <table:table-cell office:value-type="float" office:value="0.1737" calcext:value-type="float">
            <text:p>0.1737</text:p>
          </table:table-cell>
          <table:table-cell table:formula="of:=[.Z5]*[.$S$6]" office:value-type="float" office:value="0.00008685" calcext:value-type="float">
            <text:p>0.00008685</text:p>
          </table:table-cell>
          <table:table-cell office:value-type="string" calcext:value-type="string">
            <text:p>cemA4</text:p>
          </table:table-cell>
          <table:table-cell table:style-name="Default" table:formula="of:=[.AG5]/[.AI5]" office:value-type="float" office:value="22.0828300258844" calcext:value-type="float">
            <text:p>22.0828300258844</text:p>
          </table:table-cell>
          <table:table-cell table:style-name="Default" table:formula="of:=(([.AH5]/[.AI5])^2+([.AJ5]*[.AG5]/([.AI5]*[.AI5]))^2)^(1/2)" office:value-type="float" office:value="0.0112600781217337" calcext:value-type="float">
            <text:p>0.0112600781217337</text:p>
          </table:table-cell>
          <table:table-cell table:style-name="Default" table:formula="of:=[.AG5]*[.AI5]" office:value-type="float" office:value="0.29663446" calcext:value-type="float">
            <text:p>0.29663446</text:p>
          </table:table-cell>
          <table:table-cell table:style-name="Default" table:formula="of:=(([.AH5]*[.AI5])^2+([.AG5]*[.AJ5])^2)^(1/2)" office:value-type="float" office:value="0.000151254489994406" calcext:value-type="float">
            <text:p>0.000151254489994406</text:p>
          </table:table-cell>
          <table:table-cell office:value-type="float" office:value="2.5594" calcext:value-type="float">
            <text:p>2.5594</text:p>
          </table:table-cell>
          <table:table-cell table:formula="of:=[.AG5]*[.$AB$4]" office:value-type="float" office:value="0.00025594" calcext:value-type="float">
            <text:p>0.00025594</text:p>
          </table:table-cell>
          <table:table-cell office:value-type="float" office:value="0.1159" calcext:value-type="float">
            <text:p>0.1159</text:p>
          </table:table-cell>
          <table:table-cell table:formula="of:=[.AI5]*[.$AB$6]" office:value-type="float" office:value="0.00005795" calcext:value-type="float">
            <text:p>0.00005795</text:p>
          </table:table-cell>
          <table:table-cell office:value-type="string" calcext:value-type="string">
            <text:p>cemA5</text:p>
          </table:table-cell>
          <table:table-cell table:style-name="Default" table:formula="of:=[.AP5]/[.AR5]" office:value-type="float" office:value="22.6435193182473" calcext:value-type="float">
            <text:p>22.6435193182473</text:p>
          </table:table-cell>
          <table:table-cell table:style-name="Default" table:formula="of:=(([.AQ5]/[.AR5])^2+([.AS5]*[.AP5]/([.AR5]*[.AR5]))^2)^(1/2)" office:value-type="float" office:value="0.0115459746860158" calcext:value-type="float">
            <text:p>0.0115459746860158</text:p>
          </table:table-cell>
          <table:table-cell table:style-name="Default" table:formula="of:=[.AP5]*[.AR5]" office:value-type="float" office:value="0.682957275" calcext:value-type="float">
            <text:p>0.682957275</text:p>
          </table:table-cell>
          <table:table-cell table:style-name="Default" table:formula="of:=(([.AQ5]*[.AR5])^2+([.AP5]*[.AS5])^2)^(1/2)" office:value-type="float" office:value="0.000348241247217515" calcext:value-type="float">
            <text:p>0.000348241247217515</text:p>
          </table:table-cell>
          <table:table-cell office:value-type="float" office:value="3.9325" calcext:value-type="float">
            <text:p>3.9325</text:p>
          </table:table-cell>
          <table:table-cell table:formula="of:=[.AP5]*[.$AK$4]" office:value-type="float" office:value="0.00039325" calcext:value-type="float">
            <text:p>0.00039325</text:p>
          </table:table-cell>
          <table:table-cell office:value-type="float" office:value="0.17367" calcext:value-type="float">
            <text:p>0.17367</text:p>
          </table:table-cell>
          <table:table-cell table:formula="of:=[.AR5]*[.$AK$6]" office:value-type="float" office:value="0.000086835" calcext:value-type="float">
            <text:p>0.000086835</text:p>
          </table:table-cell>
          <table:table-cell office:value-type="string" calcext:value-type="string">
            <text:p>cemA6</text:p>
          </table:table-cell>
          <table:table-cell table:style-name="Default" table:formula="of:=[.AY5]/[.BA5]" office:value-type="float" office:value="23.2158894645941" calcext:value-type="float">
            <text:p>23.2158894645941</text:p>
          </table:table-cell>
          <table:table-cell table:style-name="Default" table:formula="of:=(([.AZ5]/[.BA5])^2+([.BB5]*[.AY5]/([.BA5]*[.BA5]))^2)^(1/2)" office:value-type="float" office:value="0.0118378273405379" calcext:value-type="float">
            <text:p>0.0118378273405379</text:p>
          </table:table-cell>
          <table:table-cell table:style-name="Default" table:formula="of:=[.AY5]*[.BA5]" office:value-type="float" office:value="0.70046262" calcext:value-type="float">
            <text:p>0.70046262</text:p>
          </table:table-cell>
          <table:table-cell table:style-name="Default" table:formula="of:=(([.AZ5]*[.BA5])^2+([.AY5]*[.BB5])^2)^(1/2)" office:value-type="float" office:value="0.000357167256792233" calcext:value-type="float">
            <text:p>0.000357167256792233</text:p>
          </table:table-cell>
          <table:table-cell office:value-type="float" office:value="4.0326" calcext:value-type="float">
            <text:p>4.0326</text:p>
          </table:table-cell>
          <table:table-cell table:formula="of:=[.AY5]*[.$AT$4]" office:value-type="float" office:value="0.00040326" calcext:value-type="float">
            <text:p>0.00040326</text:p>
          </table:table-cell>
          <table:table-cell office:value-type="float" office:value="0.1737" calcext:value-type="float">
            <text:p>0.1737</text:p>
          </table:table-cell>
          <table:table-cell table:formula="of:=[.BA5]*[.$AT$6]" office:value-type="float" office:value="0.00008685" calcext:value-type="float">
            <text:p>0.00008685</text:p>
          </table:table-cell>
          <table:table-cell table:number-columns-repeated="16330"/>
        </table:table-row>
        <table:table-row table:style-name="ro1">
          <table:table-cell table:formula="of:=0.05/100" office:value-type="float" office:value="0.0005" calcext:value-type="float">
            <text:p>0.0005</text:p>
          </table:table-cell>
          <table:table-cell table:style-name="Default" table:formula="of:=[.F6]/[.H6]" office:value-type="float" office:value="20.4220499569337" calcext:value-type="float">
            <text:p>20.4220499569337</text:p>
          </table:table-cell>
          <table:table-cell table:style-name="Default" table:formula="of:=(([.G6]/[.H6])^2+([.I6]*[.F6]/([.H6]*[.H6]))^2)^(1/2)" office:value-type="float" office:value="0.0104132431237972" calcext:value-type="float">
            <text:p>0.0104132431237972</text:p>
          </table:table-cell>
          <table:table-cell table:style-name="Default" table:formula="of:=[.F6]*[.H6]" office:value-type="float" office:value="0.068818275" calcext:value-type="float">
            <text:p>0.068818275</text:p>
          </table:table-cell>
          <table:table-cell table:style-name="Default" table:formula="of:=(([.G6]*[.H6])^2+([.F6]*[.I6])^2)^(1/2)" office:value-type="float" office:value="0.0000350905727116795" calcext:value-type="float">
            <text:p>3.50905727116795E-05</text:p>
          </table:table-cell>
          <table:table-cell table:style-name="Default" office:value-type="float" office:value="1.1855" calcext:value-type="float">
            <text:p>1.1855</text:p>
          </table:table-cell>
          <table:table-cell table:style-name="Default" table:formula="of:=[.F6]*[.$A$4]" office:value-type="float" office:value="0.00011855" calcext:value-type="float">
            <text:p>0.00011855</text:p>
          </table:table-cell>
          <table:table-cell table:style-name="Default" office:value-type="float" office:value="0.05805" calcext:value-type="float">
            <text:p>0.05805</text:p>
          </table:table-cell>
          <table:table-cell table:style-name="Default" table:formula="of:=[.H6]*[.$A$6]" office:value-type="float" office:value="0.000029025" calcext:value-type="float">
            <text:p>0.00002902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O6]/[.Q6]" office:value-type="float" office:value="20.8827586206897" calcext:value-type="float">
            <text:p>20.8827586206897</text:p>
          </table:table-cell>
          <table:table-cell table:style-name="Default" table:formula="of:=(([.P6]/[.Q6])^2+([.R6]*[.O6]/([.Q6]*[.Q6]))^2)^(1/2)" office:value-type="float" office:value="0.0106481593704545" calcext:value-type="float">
            <text:p>0.0106481593704545</text:p>
          </table:table-cell>
          <table:table-cell table:style-name="Default" table:formula="of:=[.O6]*[.Q6]" office:value-type="float" office:value="0.0702496" calcext:value-type="float">
            <text:p>0.0702496</text:p>
          </table:table-cell>
          <table:table-cell table:style-name="Default" table:formula="of:=(([.P6]*[.Q6])^2+([.O6]*[.R6])^2)^(1/2)" office:value-type="float" office:value="0.0000358204081222088" calcext:value-type="float">
            <text:p>3.58204081222088E-05</text:p>
          </table:table-cell>
          <table:table-cell office:value-type="float" office:value="1.2112" calcext:value-type="float">
            <text:p>1.2112</text:p>
          </table:table-cell>
          <table:table-cell table:formula="of:=[.O6]*[.$J$4]" office:value-type="float" office:value="0.00012112" calcext:value-type="float">
            <text:p>0.00012112</text:p>
          </table:table-cell>
          <table:table-cell office:value-type="float" office:value="0.058" calcext:value-type="float">
            <text:p>0.058</text:p>
          </table:table-cell>
          <table:table-cell table:formula="of:=[.Q6]*[.$J$6]" office:value-type="float" office:value="0.000029" calcext:value-type="float">
            <text:p>0.000029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X6]/[.Z6]" office:value-type="float" office:value="21.4973237356958" calcext:value-type="float">
            <text:p>21.4973237356958</text:p>
          </table:table-cell>
          <table:table-cell table:style-name="Default" table:formula="of:=(([.Y6]/[.Z6])^2+([.AA6]*[.X6]/([.Z6]*[.Z6]))^2)^(1/2)" office:value-type="float" office:value="0.0109615273218334" calcext:value-type="float">
            <text:p>0.0109615273218334</text:p>
          </table:table-cell>
          <table:table-cell table:style-name="Default" table:formula="of:=[.X6]*[.Z6]" office:value-type="float" office:value="4.038707232" calcext:value-type="float">
            <text:p>4.038707232</text:p>
          </table:table-cell>
          <table:table-cell table:style-name="Default" table:formula="of:=(([.Y6]*[.Z6])^2+([.X6]*[.AA6])^2)^(1/2)" office:value-type="float" office:value="0.00205934469856563" calcext:value-type="float">
            <text:p>0.00205934469856563</text:p>
          </table:table-cell>
          <table:table-cell office:value-type="float" office:value="9.3178" calcext:value-type="float">
            <text:p>9.3178</text:p>
          </table:table-cell>
          <table:table-cell table:formula="of:=[.X6]*[.$S$4]" office:value-type="float" office:value="0.00093178" calcext:value-type="float">
            <text:p>0.00093178</text:p>
          </table:table-cell>
          <table:table-cell office:value-type="float" office:value="0.43344" calcext:value-type="float">
            <text:p>0.43344</text:p>
          </table:table-cell>
          <table:table-cell table:formula="of:=[.Z6]*[.$S$6]" office:value-type="float" office:value="0.00021672" calcext:value-type="float">
            <text:p>0.00021672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G6]/[.AI6]" office:value-type="float" office:value="22.0611545001297" calcext:value-type="float">
            <text:p>22.0611545001297</text:p>
          </table:table-cell>
          <table:table-cell table:style-name="Default" table:formula="of:=(([.AH6]/[.AI6])^2+([.AJ6]*[.AG6]/([.AI6]*[.AI6]))^2)^(1/2)" office:value-type="float" office:value="0.0112490257288547" calcext:value-type="float">
            <text:p>0.0112490257288547</text:p>
          </table:table-cell>
          <table:table-cell table:style-name="Default" table:formula="of:=[.AG6]*[.AI6]" office:value-type="float" office:value="2.65620845" calcext:value-type="float">
            <text:p>2.65620845</text:p>
          </table:table-cell>
          <table:table-cell table:style-name="Default" table:formula="of:=(([.AH6]*[.AI6])^2+([.AG6]*[.AJ6])^2)^(1/2)" office:value-type="float" office:value="0.001354405871872" calcext:value-type="float">
            <text:p>0.001354405871872</text:p>
          </table:table-cell>
          <table:table-cell office:value-type="float" office:value="7.655" calcext:value-type="float">
            <text:p>7.655</text:p>
          </table:table-cell>
          <table:table-cell table:formula="of:=[.AG6]*[.$AB$4]" office:value-type="float" office:value="0.0007655" calcext:value-type="float">
            <text:p>0.0007655</text:p>
          </table:table-cell>
          <table:table-cell office:value-type="float" office:value="0.34699" calcext:value-type="float">
            <text:p>0.34699</text:p>
          </table:table-cell>
          <table:table-cell table:formula="of:=[.AI6]*[.$AB$6]" office:value-type="float" office:value="0.000173495" calcext:value-type="float">
            <text:p>0.000173495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P6]/[.AR6]" office:value-type="float" office:value="22.6175928060872" calcext:value-type="float">
            <text:p>22.6175928060872</text:p>
          </table:table-cell>
          <table:table-cell table:style-name="Default" table:formula="of:=(([.AQ6]/[.AR6])^2+([.AS6]*[.AP6]/([.AR6]*[.AR6]))^2)^(1/2)" office:value-type="float" office:value="0.0115327547068734" calcext:value-type="float">
            <text:p>0.0115327547068734</text:p>
          </table:table-cell>
          <table:table-cell table:style-name="Default" table:formula="of:=[.AP6]*[.AR6]" office:value-type="float" office:value="2.722733904" calcext:value-type="float">
            <text:p>2.722733904</text:p>
          </table:table-cell>
          <table:table-cell table:style-name="Default" table:formula="of:=(([.AQ6]*[.AR6])^2+([.AP6]*[.AS6])^2)^(1/2)" office:value-type="float" office:value="0.00138832733068167" calcext:value-type="float">
            <text:p>0.00138832733068167</text:p>
          </table:table-cell>
          <table:table-cell office:value-type="float" office:value="7.8474" calcext:value-type="float">
            <text:p>7.8474</text:p>
          </table:table-cell>
          <table:table-cell table:formula="of:=[.AP6]*[.$AK$4]" office:value-type="float" office:value="0.00078474" calcext:value-type="float">
            <text:p>0.00078474</text:p>
          </table:table-cell>
          <table:table-cell office:value-type="float" office:value="0.34696" calcext:value-type="float">
            <text:p>0.34696</text:p>
          </table:table-cell>
          <table:table-cell table:formula="of:=[.AR6]*[.$AK$6]" office:value-type="float" office:value="0.00017348" calcext:value-type="float">
            <text:p>0.00017348</text:p>
          </table:table-cell>
          <table:table-cell table:formula="of:=0.05/100" office:value-type="float" office:value="0.0005" calcext:value-type="float">
            <text:p>0.0005</text:p>
          </table:table-cell>
          <table:table-cell table:style-name="Default" table:formula="of:=[.AY6]/[.BA6]" office:value-type="float" office:value="23.1827089337176" calcext:value-type="float">
            <text:p>23.1827089337176</text:p>
          </table:table-cell>
          <table:table-cell table:style-name="Default" table:formula="of:=(([.AZ6]/[.BA6])^2+([.BB6]*[.AY6]/([.BA6]*[.BA6]))^2)^(1/2)" office:value-type="float" office:value="0.0118209085230968" calcext:value-type="float">
            <text:p>0.0118209085230968</text:p>
          </table:table-cell>
          <table:table-cell table:style-name="Default" table:formula="of:=[.AY6]*[.BA6]" office:value-type="float" office:value="2.7914068" calcext:value-type="float">
            <text:p>2.7914068</text:p>
          </table:table-cell>
          <table:table-cell table:style-name="Default" table:formula="of:=(([.AZ6]*[.BA6])^2+([.AY6]*[.BB6])^2)^(1/2)" office:value-type="float" office:value="0.00142334377435756" calcext:value-type="float">
            <text:p>0.00142334377435756</text:p>
          </table:table-cell>
          <table:table-cell office:value-type="float" office:value="8.0444" calcext:value-type="float">
            <text:p>8.0444</text:p>
          </table:table-cell>
          <table:table-cell table:formula="of:=[.AY6]*[.$AT$4]" office:value-type="float" office:value="0.00080444" calcext:value-type="float">
            <text:p>0.00080444</text:p>
          </table:table-cell>
          <table:table-cell office:value-type="float" office:value="0.347" calcext:value-type="float">
            <text:p>0.347</text:p>
          </table:table-cell>
          <table:table-cell table:formula="of:=[.BA6]*[.$AT$6]" office:value-type="float" office:value="0.0001735" calcext:value-type="float">
            <text:p>0.0001735</text:p>
          </table:table-cell>
          <table:table-cell table:number-columns-repeated="16330"/>
        </table:table-row>
        <table:table-row table:style-name="ro1">
          <table:table-cell/>
          <table:table-cell table:style-name="Default" table:formula="of:=[.F7]/[.H7]" office:value-type="float" office:value="20.4164273406089" calcext:value-type="float">
            <text:p>20.4164273406089</text:p>
          </table:table-cell>
          <table:table-cell table:style-name="Default" table:formula="of:=(([.G7]/[.H7])^2+([.I7]*[.F7]/([.H7]*[.H7]))^2)^(1/2)" office:value-type="float" office:value="0.0104103761407614" calcext:value-type="float">
            <text:p>0.0104103761407614</text:p>
          </table:table-cell>
          <table:table-cell table:style-name="Default" table:formula="of:=[.F7]*[.H7]" office:value-type="float" office:value="0.099014152" calcext:value-type="float">
            <text:p>0.099014152</text:p>
          </table:table-cell>
          <table:table-cell table:style-name="Default" table:formula="of:=(([.G7]*[.H7])^2+([.F7]*[.I7])^2)^(1/2)" office:value-type="float" office:value="0.0000504875093169842" calcext:value-type="float">
            <text:p>5.04875093169842E-05</text:p>
          </table:table-cell>
          <table:table-cell table:style-name="Default" office:value-type="float" office:value="1.4218" calcext:value-type="float">
            <text:p>1.4218</text:p>
          </table:table-cell>
          <table:table-cell table:style-name="Default" table:formula="of:=[.F7]*[.$A$4]" office:value-type="float" office:value="0.00014218" calcext:value-type="float">
            <text:p>0.00014218</text:p>
          </table:table-cell>
          <table:table-cell table:style-name="Default" office:value-type="float" office:value="0.06964" calcext:value-type="float">
            <text:p>0.06964</text:p>
          </table:table-cell>
          <table:table-cell table:style-name="Default" table:formula="of:=[.H7]*[.$A$6]" office:value-type="float" office:value="0.00003482" calcext:value-type="float">
            <text:p>0.00003482</text:p>
          </table:table-cell>
          <table:table-cell/>
          <table:table-cell table:style-name="Default" table:formula="of:=[.O7]/[.Q7]" office:value-type="float" office:value="20.8911887307748" calcext:value-type="float">
            <text:p>20.8911887307748</text:p>
          </table:table-cell>
          <table:table-cell table:style-name="Default" table:formula="of:=(([.P7]/[.Q7])^2+([.R7]*[.O7]/([.Q7]*[.Q7]))^2)^(1/2)" office:value-type="float" office:value="0.010652457900037" calcext:value-type="float">
            <text:p>0.010652457900037</text:p>
          </table:table-cell>
          <table:table-cell table:style-name="Default" table:formula="of:=[.O7]*[.Q7]" office:value-type="float" office:value="0.101113038" calcext:value-type="float">
            <text:p>0.101113038</text:p>
          </table:table-cell>
          <table:table-cell table:style-name="Default" table:formula="of:=(([.P7]*[.Q7])^2+([.O7]*[.R7])^2)^(1/2)" office:value-type="float" office:value="0.0000515577353840649" calcext:value-type="float">
            <text:p>5.15577353840649E-05</text:p>
          </table:table-cell>
          <table:table-cell office:value-type="float" office:value="1.4534" calcext:value-type="float">
            <text:p>1.4534</text:p>
          </table:table-cell>
          <table:table-cell table:formula="of:=[.O7]*[.$J$4]" office:value-type="float" office:value="0.00014534" calcext:value-type="float">
            <text:p>0.00014534</text:p>
          </table:table-cell>
          <table:table-cell office:value-type="float" office:value="0.06957" calcext:value-type="float">
            <text:p>0.06957</text:p>
          </table:table-cell>
          <table:table-cell table:formula="of:=[.Q7]*[.$J$6]" office:value-type="float" office:value="0.000034785" calcext:value-type="float">
            <text:p>0.000034785</text:p>
          </table:table-cell>
          <table:table-cell/>
          <table:table-cell table:style-name="Default" table:formula="of:=[.X7]/[.Z7]" office:value-type="float" office:value="21.4967499638885" calcext:value-type="float">
            <text:p>21.4967499638885</text:p>
          </table:table-cell>
          <table:table-cell table:style-name="Default" table:formula="of:=(([.Y7]/[.Z7])^2+([.AA7]*[.X7]/([.Z7]*[.Z7]))^2)^(1/2)" office:value-type="float" office:value="0.0109612347544692" calcext:value-type="float">
            <text:p>0.0109612347544692</text:p>
          </table:table-cell>
          <table:table-cell table:style-name="Default" table:formula="of:=[.X7]*[.Z7]" office:value-type="float" office:value="10.30294706" calcext:value-type="float">
            <text:p>10.30294706</text:p>
          </table:table-cell>
          <table:table-cell table:style-name="Default" table:formula="of:=(([.Y7]*[.Z7])^2+([.X7]*[.AA7])^2)^(1/2)" office:value-type="float" office:value="0.00525349281064534" calcext:value-type="float">
            <text:p>0.00525349281064534</text:p>
          </table:table-cell>
          <table:table-cell office:value-type="float" office:value="14.8822" calcext:value-type="float">
            <text:p>14.8822</text:p>
          </table:table-cell>
          <table:table-cell table:formula="of:=[.X7]*[.$S$4]" office:value-type="float" office:value="0.00148822" calcext:value-type="float">
            <text:p>0.00148822</text:p>
          </table:table-cell>
          <table:table-cell office:value-type="float" office:value="0.6923" calcext:value-type="float">
            <text:p>0.6923</text:p>
          </table:table-cell>
          <table:table-cell table:formula="of:=[.Z7]*[.$S$6]" office:value-type="float" office:value="0.00034615" calcext:value-type="float">
            <text:p>0.00034615</text:p>
          </table:table-cell>
          <table:table-cell/>
          <table:table-cell table:style-name="Default" table:formula="of:=[.AG7]/[.AI7]" office:value-type="float" office:value="22.0564795564796" calcext:value-type="float">
            <text:p>22.0564795564796</text:p>
          </table:table-cell>
          <table:table-cell table:style-name="Default" table:formula="of:=(([.AH7]/[.AI7])^2+([.AJ7]*[.AG7]/([.AI7]*[.AI7]))^2)^(1/2)" office:value-type="float" office:value="0.011246641965965" calcext:value-type="float">
            <text:p>0.011246641965965</text:p>
          </table:table-cell>
          <table:table-cell table:style-name="Default" table:formula="of:=[.AG7]*[.AI7]" office:value-type="float" office:value="7.3483332" calcext:value-type="float">
            <text:p>7.3483332</text:p>
          </table:table-cell>
          <table:table-cell table:style-name="Default" table:formula="of:=(([.AH7]*[.AI7])^2+([.AG7]*[.AJ7])^2)^(1/2)" office:value-type="float" office:value="0.00374692943791817" calcext:value-type="float">
            <text:p>0.00374692943791817</text:p>
          </table:table-cell>
          <table:table-cell office:value-type="float" office:value="12.731" calcext:value-type="float">
            <text:p>12.731</text:p>
          </table:table-cell>
          <table:table-cell table:formula="of:=[.AG7]*[.$AB$4]" office:value-type="float" office:value="0.0012731" calcext:value-type="float">
            <text:p>0.0012731</text:p>
          </table:table-cell>
          <table:table-cell office:value-type="float" office:value="0.5772" calcext:value-type="float">
            <text:p>0.5772</text:p>
          </table:table-cell>
          <table:table-cell table:formula="of:=[.AI7]*[.$AB$6]" office:value-type="float" office:value="0.0002886" calcext:value-type="float">
            <text:p>0.0002886</text:p>
          </table:table-cell>
          <table:table-cell/>
          <table:table-cell table:style-name="Default" table:formula="of:=[.AP7]/[.AR7]" office:value-type="float" office:value="22.6127272727273" calcext:value-type="float">
            <text:p>22.6127272727273</text:p>
          </table:table-cell>
          <table:table-cell table:style-name="Default" table:formula="of:=(([.AQ7]/[.AR7])^2+([.AS7]*[.AP7]/([.AR7]*[.AR7]))^2)^(1/2)" office:value-type="float" office:value="0.0115302737619188" calcext:value-type="float">
            <text:p>0.0115302737619188</text:p>
          </table:table-cell>
          <table:table-cell table:style-name="Default" table:formula="of:=[.AP7]*[.AR7]" office:value-type="float" office:value="5.5406835" calcext:value-type="float">
            <text:p>5.5406835</text:p>
          </table:table-cell>
          <table:table-cell table:style-name="Default" table:formula="of:=(([.AQ7]*[.AR7])^2+([.AP7]*[.AS7])^2)^(1/2)" office:value-type="float" office:value="0.00282520532851416" calcext:value-type="float">
            <text:p>0.00282520532851416</text:p>
          </table:table-cell>
          <table:table-cell office:value-type="float" office:value="11.1933" calcext:value-type="float">
            <text:p>11.1933</text:p>
          </table:table-cell>
          <table:table-cell table:formula="of:=[.AP7]*[.$AK$4]" office:value-type="float" office:value="0.00111933" calcext:value-type="float">
            <text:p>0.00111933</text:p>
          </table:table-cell>
          <table:table-cell office:value-type="float" office:value="0.495" calcext:value-type="float">
            <text:p>0.495</text:p>
          </table:table-cell>
          <table:table-cell table:formula="of:=[.AR7]*[.$AK$6]" office:value-type="float" office:value="0.0002475" calcext:value-type="float">
            <text:p>0.0002475</text:p>
          </table:table-cell>
          <table:table-cell/>
          <table:table-cell table:style-name="Default" table:formula="of:=[.AY7]/[.BA7]" office:value-type="float" office:value="23.1686928331597" calcext:value-type="float">
            <text:p>23.1686928331597</text:p>
          </table:table-cell>
          <table:table-cell table:style-name="Default" table:formula="of:=(([.AZ7]/[.BA7])^2+([.BB7]*[.AY7]/([.BA7]*[.BA7]))^2)^(1/2)" office:value-type="float" office:value="0.0118137616860718" calcext:value-type="float">
            <text:p>0.0118137616860718</text:p>
          </table:table-cell>
          <table:table-cell table:style-name="Default" table:formula="of:=[.AY7]*[.BA7]" office:value-type="float" office:value="17.28332796" calcext:value-type="float">
            <text:p>17.28332796</text:p>
          </table:table-cell>
          <table:table-cell table:style-name="Default" table:formula="of:=(([.AZ7]*[.BA7])^2+([.AY7]*[.BB7])^2)^(1/2)" office:value-type="float" office:value="0.00881280265278638" calcext:value-type="float">
            <text:p>0.00881280265278638</text:p>
          </table:table-cell>
          <table:table-cell office:value-type="float" office:value="20.0108" calcext:value-type="float">
            <text:p>20.0108</text:p>
          </table:table-cell>
          <table:table-cell table:formula="of:=[.AY7]*[.$AT$4]" office:value-type="float" office:value="0.00200108" calcext:value-type="float">
            <text:p>0.00200108</text:p>
          </table:table-cell>
          <table:table-cell office:value-type="float" office:value="0.8637" calcext:value-type="float">
            <text:p>0.8637</text:p>
          </table:table-cell>
          <table:table-cell table:formula="of:=[.BA7]*[.$AT$6]" office:value-type="float" office:value="0.00043185" calcext:value-type="float">
            <text:p>0.00043185</text:p>
          </table:table-cell>
          <table:table-cell table:number-columns-repeated="16330"/>
        </table:table-row>
        <table:table-row table:style-name="ro1">
          <table:table-cell/>
          <table:table-cell table:style-name="Default" table:formula="of:=[.F8]/[.H8]" office:value-type="float" office:value="20.4137931034483" calcext:value-type="float">
            <text:p>20.4137931034483</text:p>
          </table:table-cell>
          <table:table-cell table:style-name="Default" table:formula="of:=(([.G8]/[.H8])^2+([.I8]*[.F8]/([.H8]*[.H8]))^2)^(1/2)" office:value-type="float" office:value="0.0104090329380929" calcext:value-type="float">
            <text:p>0.0104090329380929</text:p>
          </table:table-cell>
          <table:table-cell table:style-name="Default" table:formula="of:=[.F8]*[.H8]" office:value-type="float" office:value="0.154512" calcext:value-type="float">
            <text:p>0.154512</text:p>
          </table:table-cell>
          <table:table-cell table:style-name="Default" table:formula="of:=(([.G8]*[.H8])^2+([.F8]*[.I8])^2)^(1/2)" office:value-type="float" office:value="0.0000787859703084248" calcext:value-type="float">
            <text:p>7.87859703084248E-05</text:p>
          </table:table-cell>
          <table:table-cell table:style-name="Default" office:value-type="float" office:value="1.776" calcext:value-type="float">
            <text:p>1.776</text:p>
          </table:table-cell>
          <table:table-cell table:style-name="Default" table:formula="of:=[.F8]*[.$A$4]" office:value-type="float" office:value="0.0001776" calcext:value-type="float">
            <text:p>0.0001776</text:p>
          </table:table-cell>
          <table:table-cell table:style-name="Default" office:value-type="float" office:value="0.087" calcext:value-type="float">
            <text:p>0.087</text:p>
          </table:table-cell>
          <table:table-cell table:style-name="Default" table:formula="of:=[.H8]*[.$A$6]" office:value-type="float" office:value="0.0000435" calcext:value-type="float">
            <text:p>0.0000435</text:p>
          </table:table-cell>
          <table:table-cell/>
          <table:table-cell table:style-name="Default" table:formula="of:=[.O8]/[.Q8]" office:value-type="float" office:value="20.8735632183908" calcext:value-type="float">
            <text:p>20.8735632183908</text:p>
          </table:table-cell>
          <table:table-cell table:style-name="Default" table:formula="of:=(([.P8]/[.Q8])^2+([.R8]*[.O8]/([.Q8]*[.Q8]))^2)^(1/2)" office:value-type="float" office:value="0.0106434706168787" calcext:value-type="float">
            <text:p>0.0106434706168787</text:p>
          </table:table-cell>
          <table:table-cell table:style-name="Default" table:formula="of:=[.O8]*[.Q8]" office:value-type="float" office:value="0.157992" calcext:value-type="float">
            <text:p>0.157992</text:p>
          </table:table-cell>
          <table:table-cell table:style-name="Default" table:formula="of:=(([.P8]*[.Q8])^2+([.O8]*[.R8])^2)^(1/2)" office:value-type="float" office:value="0.0000805604290991551" calcext:value-type="float">
            <text:p>8.05604290991551E-05</text:p>
          </table:table-cell>
          <table:table-cell office:value-type="float" office:value="1.816" calcext:value-type="float">
            <text:p>1.816</text:p>
          </table:table-cell>
          <table:table-cell table:formula="of:=[.O8]*[.$J$4]" office:value-type="float" office:value="0.0001816" calcext:value-type="float">
            <text:p>0.0001816</text:p>
          </table:table-cell>
          <table:table-cell office:value-type="float" office:value="0.087" calcext:value-type="float">
            <text:p>0.087</text:p>
          </table:table-cell>
          <table:table-cell table:formula="of:=[.Q8]*[.$J$6]" office:value-type="float" office:value="0.0000435" calcext:value-type="float">
            <text:p>0.0000435</text:p>
          </table:table-cell>
          <table:table-cell/>
          <table:table-cell table:style-name="Default" table:formula="of:=[.X8]/[.Z8]" office:value-type="float" office:value="21.4910754671027" calcext:value-type="float">
            <text:p>21.4910754671027</text:p>
          </table:table-cell>
          <table:table-cell table:style-name="Default" table:formula="of:=(([.Y8]/[.Z8])^2+([.AA8]*[.X8]/([.Z8]*[.Z8]))^2)^(1/2)" office:value-type="float" office:value="0.0109583413174852" calcext:value-type="float">
            <text:p>0.0109583413174852</text:p>
          </table:table-cell>
          <table:table-cell table:style-name="Default" table:formula="of:=[.X8]*[.Z8]" office:value-type="float" office:value="28.40415548" calcext:value-type="float">
            <text:p>28.40415548</text:p>
          </table:table-cell>
          <table:table-cell table:style-name="Default" table:formula="of:=(([.Y8]*[.Z8])^2+([.X8]*[.AA8])^2)^(1/2)" office:value-type="float" office:value="0.0144833343059643" calcext:value-type="float">
            <text:p>0.0144833343059643</text:p>
          </table:table-cell>
          <table:table-cell office:value-type="float" office:value="24.707" calcext:value-type="float">
            <text:p>24.707</text:p>
          </table:table-cell>
          <table:table-cell table:formula="of:=[.X8]*[.$S$4]" office:value-type="float" office:value="0.0024707" calcext:value-type="float">
            <text:p>0.0024707</text:p>
          </table:table-cell>
          <table:table-cell office:value-type="float" office:value="1.14964" calcext:value-type="float">
            <text:p>1.14964</text:p>
          </table:table-cell>
          <table:table-cell table:formula="of:=[.Z8]*[.$S$6]" office:value-type="float" office:value="0.00057482" calcext:value-type="float">
            <text:p>0.00057482</text:p>
          </table:table-cell>
          <table:table-cell/>
          <table:table-cell table:style-name="Default" table:formula="of:=[.AG8]/[.AI8]" office:value-type="float" office:value="22.0532407407407" calcext:value-type="float">
            <text:p>22.0532407407407</text:p>
          </table:table-cell>
          <table:table-cell table:style-name="Default" table:formula="of:=(([.AH8]/[.AI8])^2+([.AJ8]*[.AG8]/([.AI8]*[.AI8]))^2)^(1/2)" office:value-type="float" office:value="0.0112449904874996" calcext:value-type="float">
            <text:p>0.0112449904874996</text:p>
          </table:table-cell>
          <table:table-cell table:style-name="Default" table:formula="of:=[.AG8]*[.AI8]" office:value-type="float" office:value="16.462656" calcext:value-type="float">
            <text:p>16.462656</text:p>
          </table:table-cell>
          <table:table-cell table:style-name="Default" table:formula="of:=(([.AH8]*[.AI8])^2+([.AG8]*[.AJ8])^2)^(1/2)" office:value-type="float" office:value="0.00839434041895654" calcext:value-type="float">
            <text:p>0.00839434041895654</text:p>
          </table:table-cell>
          <table:table-cell office:value-type="float" office:value="19.054" calcext:value-type="float">
            <text:p>19.054</text:p>
          </table:table-cell>
          <table:table-cell table:formula="of:=[.AG8]*[.$AB$4]" office:value-type="float" office:value="0.0019054" calcext:value-type="float">
            <text:p>0.0019054</text:p>
          </table:table-cell>
          <table:table-cell office:value-type="float" office:value="0.864" calcext:value-type="float">
            <text:p>0.864</text:p>
          </table:table-cell>
          <table:table-cell table:formula="of:=[.AI8]*[.$AB$6]" office:value-type="float" office:value="0.000432" calcext:value-type="float">
            <text:p>0.000432</text:p>
          </table:table-cell>
          <table:table-cell/>
          <table:table-cell table:style-name="Default" table:formula="of:=[.AP8]/[.AR8]" office:value-type="float" office:value="22.6058620609821" calcext:value-type="float">
            <text:p>22.6058620609821</text:p>
          </table:table-cell>
          <table:table-cell table:style-name="Default" table:formula="of:=(([.AQ8]/[.AR8])^2+([.AS8]*[.AP8]/([.AR8]*[.AR8]))^2)^(1/2)" office:value-type="float" office:value="0.0115267731770535" calcext:value-type="float">
            <text:p>0.0115267731770535</text:p>
          </table:table-cell>
          <table:table-cell table:style-name="Default" table:formula="of:=[.AP8]*[.AR8]" office:value-type="float" office:value="16.869717238" calcext:value-type="float">
            <text:p>16.869717238</text:p>
          </table:table-cell>
          <table:table-cell table:style-name="Default" table:formula="of:=(([.AQ8]*[.AR8])^2+([.AP8]*[.AS8])^2)^(1/2)" office:value-type="float" office:value="0.00860190173853546" calcext:value-type="float">
            <text:p>0.00860190173853546</text:p>
          </table:table-cell>
          <table:table-cell office:value-type="float" office:value="19.5283" calcext:value-type="float">
            <text:p>19.5283</text:p>
          </table:table-cell>
          <table:table-cell table:formula="of:=[.AP8]*[.$AK$4]" office:value-type="float" office:value="0.00195283" calcext:value-type="float">
            <text:p>0.00195283</text:p>
          </table:table-cell>
          <table:table-cell table:style-name="Default" office:value-type="float" office:value="0.86386" calcext:value-type="float">
            <text:p>0.86386</text:p>
          </table:table-cell>
          <table:table-cell table:formula="of:=[.AR8]*[.$AK$6]" office:value-type="float" office:value="0.00043193" calcext:value-type="float">
            <text:p>0.00043193</text:p>
          </table:table-cell>
          <table:table-cell/>
          <table:table-cell table:style-name="Default" table:formula="of:=[.AY8]/[.BA8]" office:value-type="float" office:value="23.1612300634894" calcext:value-type="float">
            <text:p>23.1612300634894</text:p>
          </table:table-cell>
          <table:table-cell table:style-name="Default" table:formula="of:=(([.AZ8]/[.BA8])^2+([.BB8]*[.AY8]/([.BA8]*[.BA8]))^2)^(1/2)" office:value-type="float" office:value="0.0118099564052545" calcext:value-type="float">
            <text:p>0.0118099564052545</text:p>
          </table:table-cell>
          <table:table-cell table:style-name="Default" table:formula="of:=[.AY8]*[.BA8]" office:value-type="float" office:value="265.1106864" calcext:value-type="float">
            <text:p>265.1106864</text:p>
          </table:table-cell>
          <table:table-cell table:style-name="Default" table:formula="of:=(([.AZ8]*[.BA8])^2+([.AY8]*[.BB8])^2)^(1/2)" office:value-type="float" office:value="0.135180456321558" calcext:value-type="float">
            <text:p>0.135180456321558</text:p>
          </table:table-cell>
          <table:table-cell office:value-type="float" office:value="78.36" calcext:value-type="float">
            <text:p>78.36</text:p>
          </table:table-cell>
          <table:table-cell table:formula="of:=[.AY8]*[.$AT$4]" office:value-type="float" office:value="0.007836" calcext:value-type="float">
            <text:p>0.007836</text:p>
          </table:table-cell>
          <table:table-cell office:value-type="float" office:value="3.38324" calcext:value-type="float">
            <text:p>3.38324</text:p>
          </table:table-cell>
          <table:table-cell table:formula="of:=[.BA8]*[.$AT$6]" office:value-type="float" office:value="0.00169162" calcext:value-type="float">
            <text:p>0.00169162</text:p>
          </table:table-cell>
          <table:table-cell table:number-columns-repeated="16330"/>
        </table:table-row>
        <table:table-row table:style-name="ro1">
          <table:table-cell/>
          <table:table-cell table:style-name="Default" table:formula="of:=[.F9]/[.H9]" office:value-type="float" office:value="20.3887931034483" calcext:value-type="float">
            <text:p>20.3887931034483</text:p>
          </table:table-cell>
          <table:table-cell table:style-name="Default" table:formula="of:=(([.G9]/[.H9])^2+([.I9]*[.F9]/([.H9]*[.H9]))^2)^(1/2)" office:value-type="float" office:value="0.0103962853893089" calcext:value-type="float">
            <text:p>0.0103962853893089</text:p>
          </table:table-cell>
          <table:table-cell table:style-name="Default" table:formula="of:=[.F9]*[.H9]" office:value-type="float" office:value="0.2743516" calcext:value-type="float">
            <text:p>0.2743516</text:p>
          </table:table-cell>
          <table:table-cell table:style-name="Default" table:formula="of:=(([.G9]*[.H9])^2+([.F9]*[.I9])^2)^(1/2)" office:value-type="float" office:value="0.00013989241619854" calcext:value-type="float">
            <text:p>0.00013989241619854</text:p>
          </table:table-cell>
          <table:table-cell table:style-name="Default" office:value-type="float" office:value="2.3651" calcext:value-type="float">
            <text:p>2.3651</text:p>
          </table:table-cell>
          <table:table-cell table:style-name="Default" table:formula="of:=[.F9]*[.$A$4]" office:value-type="float" office:value="0.00023651" calcext:value-type="float">
            <text:p>0.00023651</text:p>
          </table:table-cell>
          <table:table-cell table:style-name="Default" office:value-type="float" office:value="0.116" calcext:value-type="float">
            <text:p>0.116</text:p>
          </table:table-cell>
          <table:table-cell table:style-name="Default" table:formula="of:=[.H9]*[.$A$6]" office:value-type="float" office:value="0.000058" calcext:value-type="float">
            <text:p>0.000058</text:p>
          </table:table-cell>
          <table:table-cell/>
          <table:table-cell table:style-name="Default" table:formula="of:=[.O9]/[.Q9]" office:value-type="float" office:value="20.8869715271786" calcext:value-type="float">
            <text:p>20.8869715271786</text:p>
          </table:table-cell>
          <table:table-cell table:style-name="Default" table:formula="of:=(([.P9]/[.Q9])^2+([.R9]*[.O9]/([.Q9]*[.Q9]))^2)^(1/2)" office:value-type="float" office:value="0.0106503075396941" calcext:value-type="float">
            <text:p>0.0106503075396941</text:p>
          </table:table-cell>
          <table:table-cell table:style-name="Default" table:formula="of:=[.O9]*[.Q9]" office:value-type="float" office:value="0.28057072" calcext:value-type="float">
            <text:p>0.28057072</text:p>
          </table:table-cell>
          <table:table-cell table:style-name="Default" table:formula="of:=(([.P9]*[.Q9])^2+([.O9]*[.R9])^2)^(1/2)" office:value-type="float" office:value="0.000143063557622278" calcext:value-type="float">
            <text:p>0.000143063557622278</text:p>
          </table:table-cell>
          <table:table-cell office:value-type="float" office:value="2.4208" calcext:value-type="float">
            <text:p>2.4208</text:p>
          </table:table-cell>
          <table:table-cell table:formula="of:=[.O9]*[.$J$4]" office:value-type="float" office:value="0.00024208" calcext:value-type="float">
            <text:p>0.00024208</text:p>
          </table:table-cell>
          <table:table-cell office:value-type="float" office:value="0.1159" calcext:value-type="float">
            <text:p>0.1159</text:p>
          </table:table-cell>
          <table:table-cell table:formula="of:=[.Q9]*[.$J$6]" office:value-type="float" office:value="0.00005795" calcext:value-type="float">
            <text:p>0.00005795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formula="of:=[.AG9]/[.AI9]" office:value-type="float" office:value="22.0549158547387" calcext:value-type="float">
            <text:p>22.0549158547387</text:p>
          </table:table-cell>
          <table:table-cell table:style-name="Default" table:formula="of:=(([.AH9]/[.AI9])^2+([.AJ9]*[.AG9]/([.AI9]*[.AI9]))^2)^(1/2)" office:value-type="float" office:value="0.011245844631396" calcext:value-type="float">
            <text:p>0.011245844631396</text:p>
          </table:table-cell>
          <table:table-cell table:style-name="Default" table:formula="of:=[.AG9]*[.AI9]" office:value-type="float" office:value="253.0089" calcext:value-type="float">
            <text:p>253.0089</text:p>
          </table:table-cell>
          <table:table-cell table:style-name="Default" table:formula="of:=(([.AH9]*[.AI9])^2+([.AG9]*[.AJ9])^2)^(1/2)" office:value-type="float" office:value="0.129009731821265" calcext:value-type="float">
            <text:p>0.129009731821265</text:p>
          </table:table-cell>
          <table:table-cell office:value-type="float" office:value="74.7" calcext:value-type="float">
            <text:p>74.7</text:p>
          </table:table-cell>
          <table:table-cell table:formula="of:=[.AG9]*[.$AB$4]" office:value-type="float" office:value="0.00747" calcext:value-type="float">
            <text:p>0.00747</text:p>
          </table:table-cell>
          <table:table-cell office:value-type="float" office:value="3.387" calcext:value-type="float">
            <text:p>3.387</text:p>
          </table:table-cell>
          <table:table-cell table:formula="of:=[.AI9]*[.$AB$6]" office:value-type="float" office:value="0.0016935" calcext:value-type="float">
            <text:p>0.0016935</text:p>
          </table:table-cell>
          <table:table-cell/>
          <table:table-cell table:style-name="Default" table:formula="of:=[.AP9]/[.AR9]" office:value-type="float" office:value="22.6030067317584" calcext:value-type="float">
            <text:p>22.6030067317584</text:p>
          </table:table-cell>
          <table:table-cell table:style-name="Default" table:formula="of:=(([.AQ9]/[.AR9])^2+([.AS9]*[.AP9]/([.AR9]*[.AR9]))^2)^(1/2)" office:value-type="float" office:value="0.0115253172391105" calcext:value-type="float">
            <text:p>0.0115253172391105</text:p>
          </table:table-cell>
          <table:table-cell table:style-name="Default" table:formula="of:=[.AP9]*[.AR9]" office:value-type="float" office:value="693.9478569" calcext:value-type="float">
            <text:p>693.9478569</text:p>
          </table:table-cell>
          <table:table-cell table:style-name="Default" table:formula="of:=(([.AQ9]*[.AR9])^2+([.AP9]*[.AS9])^2)^(1/2)" office:value-type="float" office:value="0.353845366374899" calcext:value-type="float">
            <text:p>0.353845366374899</text:p>
          </table:table-cell>
          <table:table-cell office:value-type="float" office:value="125.241" calcext:value-type="float">
            <text:p>125.241</text:p>
          </table:table-cell>
          <table:table-cell table:formula="of:=[.AP9]*[.$AK$4]" office:value-type="float" office:value="0.0125241" calcext:value-type="float">
            <text:p>0.0125241</text:p>
          </table:table-cell>
          <table:table-cell office:value-type="float" office:value="5.5409" calcext:value-type="float">
            <text:p>5.5409</text:p>
          </table:table-cell>
          <table:table-cell table:formula="of:=[.AR9]*[.$AK$6]" office:value-type="float" office:value="0.00277045" calcext:value-type="float">
            <text:p>0.00277045</text:p>
          </table:table-cell>
          <table:table-cell/>
          <table:table-cell table:style-name="Default" table:formula="of:=[.AY9]/[.BA9]" office:value-type="float" office:value="23.1712106336379" calcext:value-type="float">
            <text:p>23.1712106336379</text:p>
          </table:table-cell>
          <table:table-cell table:style-name="Default" table:formula="of:=(([.AZ9]/[.BA9])^2+([.BB9]*[.AY9]/([.BA9]*[.BA9]))^2)^(1/2)" office:value-type="float" office:value="0.0118150455174489" calcext:value-type="float">
            <text:p>0.0118150455174489</text:p>
          </table:table-cell>
          <table:table-cell table:style-name="Default" table:formula="of:=[.AY9]*[.BA9]" office:value-type="float" office:value="2599.9815744" calcext:value-type="float">
            <text:p>2599.9815744</text:p>
          </table:table-cell>
          <table:table-cell table:style-name="Default" table:formula="of:=(([.AZ9]*[.BA9])^2+([.AY9]*[.BB9])^2)^(1/2)" office:value-type="float" office:value="1.32573567828473" calcext:value-type="float">
            <text:p>1.32573567828473</text:p>
          </table:table-cell>
          <table:table-cell office:value-type="float" office:value="245.448" calcext:value-type="float">
            <text:p>245.448</text:p>
          </table:table-cell>
          <table:table-cell table:formula="of:=[.AY9]*[.$AT$4]" office:value-type="float" office:value="0.0245448" calcext:value-type="float">
            <text:p>0.0245448</text:p>
          </table:table-cell>
          <table:table-cell office:value-type="float" office:value="10.5928" calcext:value-type="float">
            <text:p>10.5928</text:p>
          </table:table-cell>
          <table:table-cell table:formula="of:=[.BA9]*[.$AT$6]" office:value-type="float" office:value="0.0052964" calcext:value-type="float">
            <text:p>0.0052964</text:p>
          </table:table-cell>
          <table:table-cell table:number-columns-repeated="16330"/>
        </table:table-row>
        <table:table-row table:style-name="ro1">
          <table:table-cell table:number-columns-repeated="14"/>
          <table:table-cell office:value-type="float" office:value="7.2477" calcext:value-type="float">
            <text:p>7.2477</text:p>
          </table:table-cell>
          <table:table-cell table:formula="of:=[.O10]*[.$J$4]" office:value-type="float" office:value="0.00072477" calcext:value-type="float">
            <text:p>0.00072477</text:p>
          </table:table-cell>
          <table:table-cell office:value-type="float" office:value="0.347" calcext:value-type="float">
            <text:p>0.347</text:p>
          </table:table-cell>
          <table:table-cell table:formula="of:=[.Q10]*[.$J$6]" office:value-type="float" office:value="0.0001735" calcext:value-type="float">
            <text:p>0.0001735</text:p>
          </table:table-cell>
          <table:table-cell table:number-columns-repeated="10"/>
          <table:table-cell table:style-name="Default" table:formula="of:=[.AG10]/[.AI10]" office:value-type="float" office:value="23.7135228595961" calcext:value-type="float">
            <text:p>23.7135228595961</text:p>
          </table:table-cell>
          <table:table-cell table:style-name="Default" table:formula="of:=(([.AH10]/[.AI10])^2+([.AJ10]*[.AG10]/([.AI10]*[.AI10]))^2)^(1/2)" office:value-type="float" office:value="0.0120915715797109" calcext:value-type="float">
            <text:p>0.0120915715797109</text:p>
          </table:table-cell>
          <table:table-cell table:style-name="Default" table:formula="of:=[.AG10]*[.AI10]" office:value-type="float" office:value="335957.339564" calcext:value-type="float">
            <text:p>335957.339564</text:p>
          </table:table-cell>
          <table:table-cell table:style-name="Default" table:formula="of:=(([.AH10]*[.AI10])^2+([.AG10]*[.AJ10])^2)^(1/2)" office:value-type="float" office:value="171.305303017155" calcext:value-type="float">
            <text:p>171.305303017155</text:p>
          </table:table-cell>
          <table:table-cell office:value-type="float" office:value="2822.54" calcext:value-type="float">
            <text:p>2822.54</text:p>
          </table:table-cell>
          <table:table-cell table:formula="of:=[.AG10]*[.$AB$4]" office:value-type="float" office:value="0.282254" calcext:value-type="float">
            <text:p>0.282254</text:p>
          </table:table-cell>
          <table:table-cell office:value-type="float" office:value="119.0266" calcext:value-type="float">
            <text:p>119.0266</text:p>
          </table:table-cell>
          <table:table-cell table:formula="of:=[.AI10]*[.$AB$6]" office:value-type="float" office:value="0.0595133" calcext:value-type="float">
            <text:p>0.0595133</text:p>
          </table:table-cell>
          <table:table-cell/>
          <table:table-cell table:style-name="Default" table:formula="of:=[.AP10]/[.AR10]" office:value-type="float" office:value="24.2191652470187" calcext:value-type="float">
            <text:p>24.2191652470187</text:p>
          </table:table-cell>
          <table:table-cell table:style-name="Default" table:formula="of:=(([.AQ10]/[.AR10])^2+([.AS10]*[.AP10]/([.AR10]*[.AR10]))^2)^(1/2)" office:value-type="float" office:value="0.0123493996197477" calcext:value-type="float">
            <text:p>0.0123493996197477</text:p>
          </table:table-cell>
          <table:table-cell table:style-name="Default" table:formula="of:=[.AP10]*[.AR10]" office:value-type="float" office:value="333806.942" calcext:value-type="float">
            <text:p>333806.942</text:p>
          </table:table-cell>
          <table:table-cell table:style-name="Default" table:formula="of:=(([.AQ10]*[.AR10])^2+([.AP10]*[.AS10])^2)^(1/2)" office:value-type="float" office:value="170.208811103074" calcext:value-type="float">
            <text:p>170.208811103074</text:p>
          </table:table-cell>
          <table:table-cell office:value-type="float" office:value="2843.33" calcext:value-type="float">
            <text:p>2843.33</text:p>
          </table:table-cell>
          <table:table-cell table:formula="of:=[.AP10]*[.$AK$4]" office:value-type="float" office:value="0.284333" calcext:value-type="float">
            <text:p>0.284333</text:p>
          </table:table-cell>
          <table:table-cell office:value-type="float" office:value="117.4" calcext:value-type="float">
            <text:p>117.4</text:p>
          </table:table-cell>
          <table:table-cell table:formula="of:=[.AR10]*[.$AK$6]" office:value-type="float" office:value="0.0587" calcext:value-type="float">
            <text:p>0.0587</text:p>
          </table:table-cell>
          <table:table-cell/>
          <table:table-cell table:style-name="Default" table:formula="of:=[.AY10]/[.BA10]" office:value-type="float" office:value="24.7127750065817" calcext:value-type="float">
            <text:p>24.7127750065817</text:p>
          </table:table-cell>
          <table:table-cell table:style-name="Default" table:formula="of:=(([.AZ10]/[.BA10])^2+([.BB10]*[.AY10]/([.BA10]*[.BA10]))^2)^(1/2)" office:value-type="float" office:value="0.0126010921993588" calcext:value-type="float">
            <text:p>0.0126010921993588</text:p>
          </table:table-cell>
          <table:table-cell table:style-name="Default" table:formula="of:=[.AY10]*[.BA10]" office:value-type="float" office:value="327353.562902" calcext:value-type="float">
            <text:p>327353.562902</text:p>
          </table:table-cell>
          <table:table-cell table:style-name="Default" table:formula="of:=(([.AZ10]*[.BA10])^2+([.AY10]*[.BB10])^2)^(1/2)" office:value-type="float" office:value="166.918220508142" calcext:value-type="float">
            <text:p>166.918220508142</text:p>
          </table:table-cell>
          <table:table-cell office:value-type="float" office:value="2844.26" calcext:value-type="float">
            <text:p>2844.26</text:p>
          </table:table-cell>
          <table:table-cell table:formula="of:=[.AY10]*[.$AT$4]" office:value-type="float" office:value="0.284426" calcext:value-type="float">
            <text:p>0.284426</text:p>
          </table:table-cell>
          <table:table-cell office:value-type="float" office:value="115.0927" calcext:value-type="float">
            <text:p>115.0927</text:p>
          </table:table-cell>
          <table:table-cell table:formula="of:=[.BA10]*[.$AT$6]" office:value-type="float" office:value="0.05754635" calcext:value-type="float">
            <text:p>0.05754635</text:p>
          </table:table-cell>
          <table:table-cell table:number-columns-repeated="16330"/>
        </table:table-row>
        <table:table-row table:style-name="ro1">
          <table:table-cell table:number-columns-repeated="14"/>
          <table:table-cell office:value-type="float" office:value="18.054" calcext:value-type="float">
            <text:p>18.054</text:p>
          </table:table-cell>
          <table:table-cell table:formula="of:=[.O11]*[.$J$4]" office:value-type="float" office:value="0.0018054" calcext:value-type="float">
            <text:p>0.0018054</text:p>
          </table:table-cell>
          <table:table-cell office:value-type="float" office:value="0.86437" calcext:value-type="float">
            <text:p>0.86437</text:p>
          </table:table-cell>
          <table:table-cell table:formula="of:=[.Q11]*[.$J$6]" office:value-type="float" office:value="0.000432185" calcext:value-type="float">
            <text:p>0.000432185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16334"/>
        </table:table-row>
        <table:table-row table:style-name="ro1">
          <table:table-cell table:number-columns-repeated="14"/>
          <table:table-cell office:value-type="float" office:value="70.8234" calcext:value-type="float">
            <text:p>70.8234</text:p>
          </table:table-cell>
          <table:table-cell table:formula="of:=[.O12]*[.$J$4]" office:value-type="float" office:value="0.00708234" calcext:value-type="float">
            <text:p>0.00708234</text:p>
          </table:table-cell>
          <table:table-cell office:value-type="float" office:value="3.39137" calcext:value-type="float">
            <text:p>3.39137</text:p>
          </table:table-cell>
          <table:table-cell table:formula="of:=[.Q12]*[.$J$6]" office:value-type="float" office:value="0.001695685" calcext:value-type="float">
            <text:p>0.001695685</text:p>
          </table:table-cell>
          <table:table-cell table:number-columns-repeated="16366"/>
        </table:table-row>
        <table:table-row table:style-name="ro1">
          <table:table-cell table:number-columns-repeated="14"/>
          <table:table-cell office:value-type="float" office:value="138.142" calcext:value-type="float">
            <text:p>138.142</text:p>
          </table:table-cell>
          <table:table-cell table:formula="of:=[.O13]*[.$J$4]" office:value-type="float" office:value="0.0138142" calcext:value-type="float">
            <text:p>0.0138142</text:p>
          </table:table-cell>
          <table:table-cell office:value-type="float" office:value="6.61436" calcext:value-type="float">
            <text:p>6.61436</text:p>
          </table:table-cell>
          <table:table-cell table:formula="of:=[.Q13]*[.$J$6]" office:value-type="float" office:value="0.00330718" calcext:value-type="float">
            <text:p>0.00330718</text:p>
          </table:table-cell>
          <table:table-cell table:number-columns-repeated="16366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5:06:20.415339402</meta:creation-date>
    <meta:generator>LibreOffice/7.4.7.2$Linux_X86_64 LibreOffice_project/40$Build-2</meta:generator>
    <dc:date>2024-05-02T22:15:20.508295424</dc:date>
    <meta:editing-duration>PT3H2M51S</meta:editing-duration>
    <meta:editing-cycles>5</meta:editing-cycles>
    <meta:document-statistic meta:table-count="1" meta:cell-count="500" meta:object-count="0"/>
  </office:meta>
</office:document-meta>
</file>